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b89d" officeooo:paragraph-rsid="0012b89d"/>
    </style:style>
    <style:style style:name="T1" style:family="text">
      <style:text-properties fo:font-size="22pt" officeooo:rsid="0013176f" style:font-size-asian="19.25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7"/><text:span text:style-name="T1">Anforderungen von Herr Beck</text:span></text:p>
      <text:p text:style-name="P1"/>
      <text:p text:style-name="P1">- Die von der ASV ausgelesenen Schüler sollen in ihre Jahrgangsstufen sortiert werden (5. Klasse muss nachtragbar sein). </text:p>
      <text:p text:style-name="P1">- Diese Liste soll vor allem nach dem Zweig (Berücksichtige Theater und Musikklassen) sortierbar sein. </text:p>
      <text:p text:style-name="P1">- Außerdem sollen die Schüler jeder einzelnen Sprache, Religion, Zweig, m/w ausgezählt werden können und in Listen ausgegeben werden können (z.B. für Sport liste). </text:p>
      <text:p text:style-name="P1">- Die Schüler sollen nun in Klassen eingeordnet werden können. </text:p>
      <text:p text:style-name="P1">- Schüler sollen in den Klassen verschiebbar sein (z.B. falls Wunsch nach Klassenwechel besteht). <text:s text:c="2"/>- Schüler die eventuell sitzenbleiben müssen markierbar sein. (also muss eine Verschiebung in eine andere Jahrgangsstufe ebenfalls möglich sein).</text:p>
      <text:p text:style-name="P1">- Maximale Klassengröße ist 35 Schül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6:15:13.287000000</meta:creation-date>
    <dc:date>2016-02-29T16:28:41.838000000</dc:date>
    <meta:editing-duration>PT13M28S</meta:editing-duration>
    <meta:editing-cycles>2</meta:editing-cycles>
    <meta:generator>LibreOffice/4.4.5.2$Windows_x86 LibreOffice_project/a22f674fd25a3b6f45bdebf25400ed2adff0ff99</meta:generator>
    <meta:document-statistic meta:table-count="0" meta:image-count="0" meta:object-count="0" meta:page-count="1" meta:paragraph-count="7" meta:word-count="110" meta:character-count="799" meta:non-whitespace-character-count="653"/>
  </office:meta>
</office:document-meta>
</file>